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87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3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0099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3366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3366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entité</text:p>
          </table:table-cell>
          <table:table-cell table:style-name="ce2" office:value-type="string">
            <text:p>colonne</text:p>
          </table:table-cell>
          <table:table-cell table:style-name="ce3" office:value-type="string">
            <text:p>type</text:p>
          </table:table-cell>
          <table:table-cell table:style-name="ce4" office:value-type="string">
            <text:p>taille</text:p>
          </table:table-cell>
          <table:table-cell table:style-name="ce5" office:value-type="string">
            <text:p>optionnel</text:p>
          </table:table-cell>
          <table:table-cell table:style-name="ce6" office:value-type="string">
            <text:p>valeur par défaut</text:p>
          </table:table-cell>
        </table:table-row>
        <table:table-row table:style-name="ro1">
          <table:table-cell office:value-type="string">
            <text:p>userAccount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office:value-type="string">
            <text:p>userAccount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userAccount</text:p>
          </table:table-cell>
          <table:table-cell office:value-type="string">
            <text:p>email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userAccount</text:p>
          </table:table-cell>
          <table:table-cell office:value-type="string">
            <text:p>password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userAccount</text:p>
          </table:table-cell>
          <table:table-cell office:value-type="string">
            <text:p>taskId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NULL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title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task</text:p>
          </table:table-cell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status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task</text:p>
          </table:table-cell>
          <table:table-cell office:value-type="string">
            <text:p>chief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task</text:p>
          </table:table-cell>
          <table:table-cell office:value-type="string">
            <text:p>tagId</text:p>
          </table:table-cell>
          <table:table-cell office:value-type="string">
            <text:p>int</text:p>
          </table:table-cell>
          <table:table-cell/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emergencyLevelId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office:value-type="string">
            <text:p>tag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office:value-type="string">
            <text:p>tag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tag</text:p>
          </table:table-cell>
          <table:table-cell office:value-type="string">
            <text:p>description</text:p>
          </table:table-cell>
          <table:table-cell office:value-type="string">
            <text:p>text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emergencyLevel</text:p>
          </table:table-cell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1">
          <table:table-cell office:value-type="string">
            <text:p>emergencyLevel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190">
            <text:p>190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2">22/05/2022</text:date>, <text:time>16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2T15:36:17.88</meta:creation-date>
    <dc:date>2022-05-22T16:52:54.07</dc:date>
    <meta:editing-duration>PT12M14S</meta:editing-duration>
    <meta:editing-cycles>3</meta:editing-cycles>
    <meta:generator>OpenOffice/4.1.12$Win32 OpenOffice.org_project/4112m1$Build-9809</meta:generator>
    <meta:document-statistic meta:table-count="3" meta:cell-count="69" meta:object-count="0"/>
  </office:meta>
</office:document-meta>
</file>